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font-size="6pt" style:font-size-asian="6pt" style:font-size-complex="6pt"/>
    </style:style>
    <style:style style:name="P2" style:family="paragraph" style:parent-style-name="Preformatted_20_Text">
      <style:paragraph-properties fo:text-align="center" style:justify-single-word="false"/>
      <style:text-properties fo:font-size="6pt" style:font-size-asian="6pt" style:font-size-complex="6pt"/>
    </style:style>
    <style:style style:name="P3" style:family="paragraph" style:parent-style-name="Preformatted_20_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4" style:family="paragraph" style:parent-style-name="Standard">
      <style:text-properties fo:font-size="6pt" style:font-size-asian="6pt" style:font-size-complex="6pt"/>
    </style:style>
    <style:style style:name="P5" style:family="paragraph" style:parent-style-name="Preformatted_20_Text">
      <style:text-properties fo:font-size="6pt" style:font-size-asian="6pt" style:font-size-complex="6pt"/>
    </style:style>
    <style:style style:name="P6" style:family="paragraph" style:parent-style-name="Preformatted_20_Text">
      <style:text-properties fo:font-size="6pt" fo:font-style="italic" style:font-size-asian="6pt" style:font-style-asian="italic" style:font-size-complex="6pt" style:font-style-complex="italic"/>
    </style:style>
    <style:style style:name="P7" style:family="paragraph" style:parent-style-name="Preformatted_20_Tex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8" style:family="paragraph" style:parent-style-name="Preformatted_20_Text">
      <style:text-properties fo:font-size="9pt" style:font-size-asian="9pt" style:font-size-complex="9pt"/>
    </style:style>
    <style:style style:name="P9" style:family="paragraph" style:parent-style-name="Preformatted_20_Text">
      <style:text-properties fo:font-size="7pt" style:text-underline-style="solid" style:text-underline-width="auto" style:text-underline-color="font-color" style:font-size-asian="7pt" style:font-size-complex="7pt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7" style:family="text">
      <style:text-properties fo:font-size="7pt" style:text-underline-style="none" style:font-size-asian="7pt" style:font-size-complex="7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10" style:family="text">
      <style:text-properties style:font-weight-asian="bold"/>
    </style:style>
    <style:style style:name="T11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4">Live Jamming Protocol (LJP) <text:s text:c="3"/></text:span><text:s text:c="14"/></text:p>
      <text:p text:style-name="P1"/>
      <text:p text:style-name="P1"/>
      <text:p text:style-name="P1"/>
      <text:p text:style-name="P1"/>
      <text:p text:style-name="P3">UDP packet description :</text:p>
      <text:p text:style-name="P1"/>
      <text:p text:style-name="P1"/>
      <text:p text:style-name="P1">---------------------------------------------- -----------------------------------------------------------</text:p>
      <text:p text:style-name="P1">| sessionid[16bit] | type[6bit] | datalen[12bit] | proto_version[4bit] |\\| datas[variable len] | </text:p>
      <text:p text:style-name="P1">---------------------------------------------- -----------------------------------------------------------</text:p>
      <text:p text:style-name="P1"/>
      <text:p text:style-name="P1">type : <text:s/><text:tab/>- auth request/respond </text:p>
      <text:p text:style-name="P1"><text:tab/>- chat send msg request/respond </text:p>
      <text:p text:style-name="P1"><text:tab/>- chat receive msg event/respond </text:p>
      <text:p text:style-name="P1"><text:tab/>- informations </text:p>
      <text:p text:style-name="P1"><text:tab/>- jam </text:p>
      <text:p text:style-name="P1"/>
      <text:p text:style-name="P1"/>
      <text:p text:style-name="P7">Connection Steps : </text:p>
      <text:p text:style-name="P1"/>
      <text:p text:style-name="P1"/>
      <text:p text:style-name="P9"><text:span text:style-name="T3"><text:s/></text:span>Step 1: Client requests session with server:</text:p>
      <text:p text:style-name="P1">{ </text:p>
      <text:p text:style-name="P1"><text:s/>type : <text:tab/><text:tab/>auth_request : session_initialization </text:p>
      <text:p text:style-name="P1"/>
      <text:p text:style-name="P1"><text:s/>datas : <text:s/><text:tab/><text:tab/>login</text:p>
      <text:p text:style-name="P1"><text:tab/><text:tab/>password</text:p>
      <text:p text:style-name="P1"/>
      <text:p text:style-name="P1"><text:s/>version : <text:tab/><text:tab/>proto_version </text:p>
      <text:p text:style-name="P1">} </text:p>
      <text:p text:style-name="P1"/>
      <text:p text:style-name="P6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><text:s/><text:span text:style-name="T6">Step 2: Server informs client that session has been created:</text:span></text:p>
      <text:p text:style-name="P1">{ </text:p>
      <text:p text:style-name="P1"><text:s/>sessionid : <text:tab/><text:tab/>sessionid </text:p>
      <text:p text:style-name="P1"/>
      <text:p text:style-name="P1"><text:s/>type : <text:tab/><text:tab/>auth_respond <text:s/>: session_created</text:p>
      <text:p text:style-name="P1"/>
      <text:p text:style-name="P1"><text:s/>datas : <text:tab/><text:tab/>profil</text:p>
      <text:p text:style-name="P1"><text:tab/><text:tab/>status</text:p>
      <text:p text:style-name="P1"><text:tab/><text:tab/>musician</text:p>
      <text:p text:style-name="P1"><text:tab/><text:tab/>friend_list</text:p>
      <text:p text:style-name="P1"><text:tab/><text:tab/>ping_estimation</text:p>
      <text:p text:style-name="P1"/>
      <text:p text:style-name="P1"><text:s/>version : <text:tab/><text:tab/>proto_version </text:p>
      <text:p text:style-name="P1">} <text:s text:c="2"/></text:p>
      <text:p text:style-name="P1"/>
      <text:p text:style-name="P6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1"><text:s/><text:span text:style-name="T6">Step 2 (alt): Server informs client that session has NOT beed created: </text:span></text:p>
      <text:p text:style-name="P1">{ </text:p>
      <text:p text:style-name="P1"><text:s/>type : <text:tab/><text:tab/>session : session_failed </text:p>
      <text:p text:style-name="P1"/>
      <text:p text:style-name="P1"><text:s/>datas : <text:tab/><text:tab/>session_information </text:p>
      <text:p text:style-name="P1"/>
      <text:p text:style-name="P1"><text:s/>version : <text:tab/><text:tab/>proto_version </text:p>
      <text:p text:style-name="P1">} <text:s text:c="2"/></text:p>
      <text:p text:style-name="P1"/>
      <text:p text:style-name="P6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1"><text:s/><text:span text:style-name="T6">Step 3 : Client disconnects from server : </text:span></text:p>
      <text:p text:style-name="P1">{ </text:p>
      <text:p text:style-name="P1"><text:s/>sessionid : <text:tab/><text:tab/>sessionid </text:p>
      <text:p text:style-name="P1"/>
      <text:p text:style-name="P1"><text:s/>type : <text:tab/><text:tab/>session : session_disconnected </text:p>
      <text:p text:style-name="P1"/>
      <text:p text:style-name="P1"><text:s/>version : <text:tab/><text:tab/>proto_version </text:p>
      <text:p text:style-name="P1">} <text:s text:c="2"/></text:p>
      <text:p text:style-name="P1"/>
      <text:p text:style-name="P6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8">User informations Steps :</text:p>
      <text:p text:style-name="P1"/>
      <text:p text:style-name="P1"><text:soft-page-break/></text:p>
      <text:p text:style-name="P1"><text:s/><text:span text:style-name="T6">Change status : </text:span></text:p>
      <text:p text:style-name="P1">{ </text:p>
      <text:p text:style-name="P1"><text:s/>sessionid : <text:tab/><text:tab/>sessionid </text:p>
      <text:p text:style-name="P1"/>
      <text:p text:style-name="P1"><text:s/>type : <text:tab/><text:tab/>informations : status_changed </text:p>
      <text:p text:style-name="P1"/>
      <text:p text:style-name="P1"><text:s/>datas : <text:tab/><text:tab/>status </text:p>
      <text:p text:style-name="P1"/>
      <text:p text:style-name="P1"><text:s/>version :<text:tab/><text:tab/> proto_version </text:p>
      <text:p text:style-name="P1">} <text:s/></text:p>
      <text:p text:style-name="P1"/>
      <text:p text:style-name="P6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1"><text:s/><text:span text:style-name="T6">Get user profil :</text:span> </text:p>
      <text:p text:style-name="P1">{ </text:p>
      <text:p text:style-name="P1"><text:s/>sessionid : <text:tab/><text:tab/>sessionid </text:p>
      <text:p text:style-name="P1"/>
      <text:p text:style-name="P1"><text:s/>type : <text:tab/><text:tab/>informations : get_profil </text:p>
      <text:p text:style-name="P1"/>
      <text:p text:style-name="P1"><text:s/>datas : <text:tab/><text:tab/>user</text:p>
      <text:p text:style-name="P1"/>
      <text:p text:style-name="P1"><text:s/>version : <text:tab/><text:tab/>proto_version </text:p>
      <text:p text:style-name="P1">} </text:p>
      <text:p text:style-name="P1"/>
      <text:p text:style-name="P6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4"><text:span text:style-name="T7"><text:s/></text:span><text:span text:style-name="T6">Evaluate latency :</text:span> </text:p>
      <text:p text:style-name="P1">{ </text:p>
      <text:p text:style-name="P1"><text:s/>sessionid : <text:tab/><text:tab/>sessionid </text:p>
      <text:p text:style-name="P1"/>
      <text:p text:style-name="P1"><text:s/>type : <text:tab/><text:tab/>informations : evaluate_latency </text:p>
      <text:p text:style-name="P1"/>
      <text:p text:style-name="P1"><text:s/>datas : <text:tab/><text:tab/>latency</text:p>
      <text:p text:style-name="P1"/>
      <text:p text:style-name="P1"><text:s/>version :<text:tab/><text:tab/>proto_version </text:p>
      <text:p text:style-name="P1">}</text:p>
      <text:p text:style-name="P1"/>
      <text:p text:style-name="P6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7">Channel / Message Steps :</text:p>
      <text:p text:style-name="P1"/>
      <text:p text:style-name="P1"/>
      <text:p text:style-name="P1"><text:s/><text:span text:style-name="T6">Send channel message :</text:span></text:p>
      <text:p text:style-name="P1">{ </text:p>
      <text:p text:style-name="P1"><text:s/>sessionid : <text:tab/><text:tab/>sessionid </text:p>
      <text:p text:style-name="P1"/>
      <text:p text:style-name="P1"><text:s/>type : <text:tab/><text:tab/>chat : send_channel_message </text:p>
      <text:p text:style-name="P1"/>
      <text:p text:style-name="P1"><text:s/>datas :<text:tab/><text:tab/>channel</text:p>
      <text:p text:style-name="P1"><text:tab/><text:tab/>message</text:p>
      <text:p text:style-name="P1"/>
      <text:p text:style-name="P1"><text:s/>version : <text:tab/><text:tab/>proto_version </text:p>
      <text:p text:style-name="P1">} </text:p>
      <text:p text:style-name="P1"/>
      <text:p text:style-name="P6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1"><text:s/><text:span text:style-name="T6">Send private message :</text:span> </text:p>
      <text:p text:style-name="P1">{ </text:p>
      <text:p text:style-name="P1"><text:s/>sessionid : <text:tab/><text:tab/>sessionid </text:p>
      <text:p text:style-name="P1"/>
      <text:p text:style-name="P1"><text:s/>type : <text:tab/><text:tab/>chat : send_private_message </text:p>
      <text:p text:style-name="P1"/>
      <text:p text:style-name="P1"><text:s/>datas : <text:tab/><text:tab/>user</text:p>
      <text:p text:style-name="P1"><text:tab/><text:tab/>message</text:p>
      <text:p text:style-name="P1"/>
      <text:p text:style-name="P1"><text:s/>version : <text:tab/><text:tab/>proto_version </text:p>
      <text:p text:style-name="P1">} <text:s/></text:p>
      <text:p text:style-name="P1"/>
      <text:p text:style-name="P6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1"><text:soft-page-break/><text:s/><text:span text:style-name="T6">Receive private message :</text:span> </text:p>
      <text:p text:style-name="P1">{ </text:p>
      <text:p text:style-name="P1"><text:s/>sessionid : <text:tab/><text:tab/>sessionid </text:p>
      <text:p text:style-name="P1"/>
      <text:p text:style-name="P1"><text:s/>type : <text:tab/><text:tab/>chat : receive_private_message </text:p>
      <text:p text:style-name="P1"/>
      <text:p text:style-name="P1"><text:s/>datas : <text:tab/><text:tab/>sender</text:p>
      <text:p text:style-name="P1"><text:tab/><text:tab/>message</text:p>
      <text:p text:style-name="P1"/>
      <text:p text:style-name="P1"><text:s/>version : <text:tab/><text:tab/>proto_version </text:p>
      <text:p text:style-name="P1">}</text:p>
      <text:p text:style-name="P1"/>
      <text:p text:style-name="P6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1"><text:s/><text:span text:style-name="T6">Receive channel message :</text:span><text:span text:style-name="T5"> </text:span></text:p>
      <text:p text:style-name="P1">{ </text:p>
      <text:p text:style-name="P1"><text:s/>sessionid : <text:tab/><text:tab/>sessionid </text:p>
      <text:p text:style-name="P1"/>
      <text:p text:style-name="P1"><text:s/>type : <text:tab/><text:tab/>chat : receive_channel_message </text:p>
      <text:p text:style-name="P1"/>
      <text:p text:style-name="P1"><text:s/>datas : <text:tab/><text:tab/>channel</text:p>
      <text:p text:style-name="P1"><text:tab/><text:tab/>message</text:p>
      <text:p text:style-name="P1"/>
      <text:p text:style-name="P1"><text:s/>version : <text:tab/><text:tab/>proto_version </text:p>
      <text:p text:style-name="P1">}</text:p>
      <text:p text:style-name="P1"/>
      <text:p text:style-name="P6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1"><text:s/><text:span text:style-name="T9">Room Steps :</text:span></text:p>
      <text:p text:style-name="P1"/>
      <text:p text:style-name="P1"/>
      <text:p text:style-name="P1"><text:s/><text:span text:style-name="T6">Create room :</text:span> </text:p>
      <text:p text:style-name="P1">{ </text:p>
      <text:p text:style-name="P1"><text:s/>sessionid : <text:tab/><text:tab/>sessionid </text:p>
      <text:p text:style-name="P1"/>
      <text:p text:style-name="P1"><text:s/>type : <text:tab/><text:tab/>jam : create </text:p>
      <text:p text:style-name="P1"/>
      <text:p text:style-name="P1"><text:s/>datas : <text:tab/><text:tab/>room_name</text:p>
      <text:p text:style-name="P1"><text:tab/><text:tab/>room_settings</text:p>
      <text:p text:style-name="P1"><text:tab/><text:tab/>room_participants</text:p>
      <text:p text:style-name="P1"/>
      <text:p text:style-name="P1"><text:s/>version : <text:tab/><text:tab/>proto_version </text:p>
      <text:p text:style-name="P1">}</text:p>
      <text:p text:style-name="P1"/>
      <text:p text:style-name="P6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1"><text:s/><text:span text:style-name="T6">Leave room :</text:span> </text:p>
      <text:p text:style-name="P1">{ </text:p>
      <text:p text:style-name="P1"><text:s/>sessionid : <text:tab/><text:tab/>sessionid </text:p>
      <text:p text:style-name="P1"/>
      <text:p text:style-name="P1"><text:s/>type : <text:tab/><text:tab/>jam : end </text:p>
      <text:p text:style-name="P1"/>
      <text:p text:style-name="P1"><text:s/>datas : <text:tab/><text:tab/>room_name</text:p>
      <text:p text:style-name="P1"><text:tab/><text:tab/>room_participants</text:p>
      <text:p text:style-name="P1"/>
      <text:p text:style-name="P1"><text:s/>version :<text:tab/><text:tab/> proto_version </text:p>
      <text:p text:style-name="P1">} <text:s/></text:p>
      <text:p text:style-name="P1"/>
      <text:p text:style-name="P6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1"><text:s/><text:span text:style-name="T6">Send invitation to room :</text:span> </text:p>
      <text:p text:style-name="P1">{ </text:p>
      <text:p text:style-name="P1"><text:s/>sessionid : <text:tab/><text:tab/>sessionid </text:p>
      <text:p text:style-name="P1"/>
      <text:p text:style-name="P1"><text:s/>type : <text:tab/><text:tab/>jam : invite </text:p>
      <text:p text:style-name="P1"/>
      <text:p text:style-name="P1"><text:s/>datas : <text:tab/><text:tab/>room_name</text:p>
      <text:p text:style-name="P1"><text:tab/><text:tab/>room_invited </text:p>
      <text:p text:style-name="P1"><text:tab/><text:tab/>room_invitation_message</text:p>
      <text:p text:style-name="P1"/>
      <text:p text:style-name="P1"><text:s/>version : <text:tab/><text:tab/>proto_version </text:p>
      <text:p text:style-name="P1">} <text:s/></text:p>
      <text:p text:style-name="P1"/>
      <text:p text:style-name="P6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<text:soft-page-break/>---------------------------------------------------------------------------------------------------------------------------- -------------------</text:p>
      <text:p text:style-name="P1"/>
      <text:p text:style-name="P1"/>
      <text:p text:style-name="P1"><text:s/><text:span text:style-name="T6">Receive invitation to a room :</text:span> </text:p>
      <text:p text:style-name="P1">{ </text:p>
      <text:p text:style-name="P1"><text:s/>sessionid : <text:tab/><text:tab/>sessionid </text:p>
      <text:p text:style-name="P1"/>
      <text:p text:style-name="P1"><text:s/>type : <text:tab/><text:tab/>jam : invite </text:p>
      <text:p text:style-name="P1"/>
      <text:p text:style-name="P1"><text:s/>datas : <text:tab/><text:tab/>room_name</text:p>
      <text:p text:style-name="P1"><text:tab/><text:tab/>room_host</text:p>
      <text:p text:style-name="P1"><text:tab/><text:tab/>room_invitation_message </text:p>
      <text:p text:style-name="P1"/>
      <text:p text:style-name="P1"><text:s/>version : <text:tab/><text:tab/>proto_version </text:p>
      <text:p text:style-name="P1">} <text:s/></text:p>
      <text:p text:style-name="P1"><text:s/></text:p>
      <text:p text:style-name="P6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1"><text:s/><text:span text:style-name="T6">Send kick from room :</text:span> </text:p>
      <text:p text:style-name="P1">{ </text:p>
      <text:p text:style-name="P1"><text:s/>sessionid : <text:tab/><text:tab/>sessionid </text:p>
      <text:p text:style-name="P1"/>
      <text:p text:style-name="P1"><text:s/>type : <text:tab/><text:tab/>jam : kick </text:p>
      <text:p text:style-name="P1"/>
      <text:p text:style-name="P1"><text:s/>datas : <text:tab/><text:tab/>room_name</text:p>
      <text:p text:style-name="P1"><text:tab/><text:tab/>room_kicked</text:p>
      <text:p text:style-name="P1"><text:tab/><text:tab/>room_kick_reason</text:p>
      <text:p text:style-name="P1"/>
      <text:p text:style-name="P1"><text:s/>version : <text:tab/><text:tab/>proto_version </text:p>
      <text:p text:style-name="P1">} <text:s/></text:p>
      <text:p text:style-name="P1"/>
      <text:p text:style-name="P6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1"><text:s/><text:span text:style-name="T6">Receive kick from a room :</text:span> </text:p>
      <text:p text:style-name="P1">{ </text:p>
      <text:p text:style-name="P1"><text:s/>sessionid : <text:tab/><text:tab/>sessionid </text:p>
      <text:p text:style-name="P1"/>
      <text:p text:style-name="P1"><text:s/>type : <text:tab/><text:tab/>jam : kick </text:p>
      <text:p text:style-name="P1"/>
      <text:p text:style-name="P1"><text:s/>datas : <text:tab/><text:tab/>room_name</text:p>
      <text:p text:style-name="P1"><text:tab/><text:tab/>room_host</text:p>
      <text:p text:style-name="P1"><text:tab/><text:tab/>room_kick_reason</text:p>
      <text:p text:style-name="P1"/>
      <text:p text:style-name="P1"><text:s/>version : proto_version </text:p>
      <text:p text:style-name="P1">} <text:s/></text:p>
      <text:p text:style-name="P1"/>
      <text:p text:style-name="P6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1"><text:s/><text:span text:style-name="T6">Room settings :</text:span> </text:p>
      <text:p text:style-name="P1">{ </text:p>
      <text:p text:style-name="P1"><text:s/>sessionid : <text:tab/><text:tab/>sessionid </text:p>
      <text:p text:style-name="P1"/>
      <text:p text:style-name="P1"><text:s/>type : <text:tab/><text:tab/>jam : settings </text:p>
      <text:p text:style-name="P1"/>
      <text:p text:style-name="P1"><text:s/>datas : <text:tab/><text:tab/>room_name </text:p>
      <text:p text:style-name="P1"><text:tab/><text:tab/>room_settings</text:p>
      <text:p text:style-name="P1"/>
      <text:p text:style-name="P1"><text:s/>version : <text:tab/><text:tab/>proto_version </text:p>
      <text:p text:style-name="P1">} <text:s/></text:p>
      <text:p text:style-name="P1"/>
      <text:p text:style-name="P6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7">Jam Steps :</text:p>
      <text:p text:style-name="P1"/>
      <text:p text:style-name="P1"/>
      <text:p text:style-name="P1"><text:s/><text:span text:style-name="T6">Start jam :</text:span> </text:p>
      <text:p text:style-name="P1">{ </text:p>
      <text:p text:style-name="P1"><text:s/>sessionid : <text:tab/><text:tab/>sessionid </text:p>
      <text:p text:style-name="P1"/>
      <text:p text:style-name="P1"><text:s/>type : <text:tab/><text:tab/>jam : start </text:p>
      <text:p text:style-name="P1"/>
      <text:p text:style-name="P1"><text:s/>datas : <text:tab/><text:tab/>room_name </text:p>
      <text:p text:style-name="P1"/>
      <text:p text:style-name="P1"><text:s/>version : <text:tab/><text:tab/>proto_version </text:p>
      <text:p text:style-name="P1">}</text:p>
      <text:p text:style-name="P1"/>
      <text:p text:style-name="P6">packet format example: </text:p>
      <text:p text:style-name="P1"><text:soft-page-break/></text:p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1"><text:s/><text:span text:style-name="T6">Record jam :</text:span> </text:p>
      <text:p text:style-name="P1">{ </text:p>
      <text:p text:style-name="P1"><text:s/>sessionid : <text:tab/><text:tab/>sessionid </text:p>
      <text:p text:style-name="P1"/>
      <text:p text:style-name="P1"><text:s/>type : <text:tab/><text:tab/>jam : record </text:p>
      <text:p text:style-name="P1"/>
      <text:p text:style-name="P1"><text:s/>datas : <text:tab/><text:tab/>room_name</text:p>
      <text:p text:style-name="P1"/>
      <text:p text:style-name="P1"><text:s/>version : <text:tab/><text:tab/>proto_version </text:p>
      <text:p text:style-name="P1">}</text:p>
      <text:p text:style-name="P1"/>
      <text:p text:style-name="P6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1"><text:s/><text:span text:style-name="T6">Stop jam :</text:span> </text:p>
      <text:p text:style-name="P1">{ </text:p>
      <text:p text:style-name="P1"><text:s/>sessionid : <text:tab/><text:tab/>sessionid </text:p>
      <text:p text:style-name="P1"/>
      <text:p text:style-name="P1"><text:s/>type : <text:tab/><text:tab/>jam : stop </text:p>
      <text:p text:style-name="P1"/>
      <text:p text:style-name="P1"><text:s/>datas : <text:tab/><text:tab/>room_name </text:p>
      <text:p text:style-name="P1"/>
      <text:p text:style-name="P1"><text:s/>version : <text:tab/><text:tab/>proto_version </text:p>
      <text:p text:style-name="P1">}</text:p>
      <text:p text:style-name="P1"/>
      <text:p text:style-name="P6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1"><text:tab/> </text:p>
      <text:p text:style-name="P1"><text:tab/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Liberation Serif1" style:font-size-asian="10pt" style:font-name-complex="Liberation Serif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4-21T12:23:46</dc:date>
    <dc:creator>sush </dc:creator>
    <meta:generator>OpenOffice.org/3.1$Linux OpenOffice.org_project/310m19$Build-9420</meta:generator>
    <meta:editing-duration>PT00H48M04S</meta:editing-duration>
    <meta:editing-cycles>49</meta:editing-cycles>
    <meta:document-statistic meta:table-count="0" meta:image-count="0" meta:object-count="0" meta:page-count="5" meta:paragraph-count="267" meta:word-count="1016" meta:character-count="12828"/>
  </office:meta>
</office:document-meta>
</file>